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_32__20_Dots_20_1_20_Dash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color="#7e0021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08cm" svg:y1="6.372cm" svg:x2="19.477cm" svg:y2="6.499cm">
          <text:p/>
        </draw:line>
        <draw:custom-shape draw:style-name="gr2" draw:text-style-name="P1" draw:layer="layout" svg:width="1.397cm" svg:height="1.175cm" svg:x="6.04cm" svg:y="9.0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3.394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8.841cm" svg:y="7.7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6.195cm" svg:y="5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0.842cm" svg:y="5.7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8.19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3.843cm" svg:y="5.7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11.197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754cm" svg:y1="6.446cm" svg:x2="18.754cm" svg:y2="2.636cm">
          <text:p/>
        </draw:line>
        <draw:custom-shape draw:style-name="gr5" draw:text-style-name="P1" draw:layer="layout" svg:width="7.493cm" svg:height="3.937cm" svg:x="2.248cm" svg:y="4.68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7.604cm" svg:y1="9.509cm" svg:x2="8.62cm" svg:y2="8.747cm">
          <text:p/>
        </draw:line>
        <draw:line draw:style-name="gr4" draw:text-style-name="P1" draw:layer="layout" svg:x1="9.89cm" svg:y1="7.604cm" svg:x2="10.271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2:34:43.246833784</meta:creation-date>
    <dc:date>2016-04-28T12:57:35.146926049</dc:date>
    <meta:editing-duration>PT6M6S</meta:editing-duration>
    <meta:editing-cycles>2</meta:editing-cycles>
    <meta:generator>LibreOffice/4.2.8.2$Linux_X86_64 LibreOffice_project/420m0$Build-2</meta:generator>
    <meta:document-statistic meta:object-count="13"/>
  </office:meta>
</office:document-meta>
</file>